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20000016B0000013430F2C441.eps" manifest:media-type=""/>
  <manifest:file-entry manifest:full-path="Pictures/20000001000001B4000000D8F55826B0.svm" manifest:media-type=""/>
  <manifest:file-entry manifest:full-path="Pictures/20000001000001A70000014A07A615EF.svm" manifest:media-type=""/>
  <manifest:file-entry manifest:full-path="Pictures/20000001000001C5000000D80EC1BA3D.svm" manifest:media-type=""/>
  <manifest:file-entry manifest:full-path="Pictures/200000010000017D00000175BA3476CE.svm" manifest:media-type=""/>
  <manifest:file-entry manifest:full-path="Pictures/200000010000017D0000012D51E40062.svm" manifest:media-type=""/>
  <manifest:file-entry manifest:full-path="Pictures/2000000100000181000001753FBC3E67.svm" manifest:media-type=""/>
  <manifest:file-entry manifest:full-path="Pictures/2000000100000118000000D410B89FAF.svm" manifest:media-type=""/>
  <manifest:file-entry manifest:full-path="Pictures/200000010000017D00000179DDAA5BF1.svm" manifest:media-type=""/>
  <manifest:file-entry manifest:full-path="Pictures/2000000100000124000000D8A19DD694.svm" manifest:media-type=""/>
  <manifest:file-entry manifest:full-path="Pictures/20000001000001A3000000D8A175A90F.svm" manifest:media-type=""/>
  <manifest:file-entry manifest:full-path="Pictures/20000001000001BC000000D824F3848B.svm" manifest:media-type=""/>
  <manifest:file-entry manifest:full-path="Pictures/2000000100000120000000D40BC84F2E.svm" manifest:media-type=""/>
  <manifest:file-entry manifest:full-path="Pictures/20000001000001CD000000D810446EBC.svm" manifest:media-type=""/>
  <manifest:file-entry manifest:full-path="Pictures/2000000100000181000001298455D920.svm" manifest:media-type=""/>
  <manifest:file-entry manifest:full-path="Pictures/20000001000001AB000000D8889F446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TexMathsArgs="14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v_{k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v_{k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v_{o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v_{o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v_{n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display§v_{n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display§i_{R_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4§display§R_2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4§display§R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4§display§R_3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4§display§R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4§display§R_4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985cm" svg:height="5.079cm" svg:x="1.602cm" svg:y="0.415cm">
          <draw:image xlink:href="Pictures/200000020000016B0000013430F2C441.eps" xlink:type="simple" xlink:show="embed" xlink:actuate="onLoad">
            <text:p/>
          </draw:image>
        </draw:frame>
        <draw:line draw:style-name="gr2" draw:text-style-name="P1" draw:layer="layout" svg:x1="1.749cm" svg:y1="3.681cm" svg:x2="1.749cm" svg:y2="2.471cm">
          <text:p/>
        </draw:line>
        <draw:line draw:style-name="gr2" draw:text-style-name="P1" draw:layer="layout" svg:x1="3.29cm" svg:y1="3.942cm" svg:x2="2.931cm" svg:y2="3.942cm">
          <text:p/>
        </draw:line>
        <draw:line draw:style-name="gr2" draw:text-style-name="P1" draw:layer="layout" svg:x1="2.887cm" svg:y1="2.04cm" svg:x2="3.303cm" svg:y2="2.04cm">
          <text:p/>
        </draw:line>
        <draw:frame draw:style-name="gr3" draw:text-style-name="P1" draw:layer="layout" svg:width="0.521cm" svg:height="0.414cm" svg:x="1.986cm" svg:y="2.839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532cm" svg:height="0.414cm" svg:x="3.436cm" svg:y="2.066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391cm" svg:height="0.295cm" svg:x="1.186cm" svg:y="0.589cm">
          <draw:image xlink:href="Pictures/2000000100000118000000D410B89FAF.svm" xlink:type="simple" xlink:show="embed" xlink:actuate="onLoad">
            <text:p/>
          </draw:image>
        </draw:frame>
        <draw:frame draw:style-name="gr6" draw:text-style-name="P1" draw:layer="layout" svg:width="0.402cm" svg:height="0.295cm" svg:x="1.178cm" svg:y="5.022cm">
          <draw:image xlink:href="Pictures/2000000100000120000000D40BC84F2E.svm" xlink:type="simple" xlink:show="embed" xlink:actuate="onLoad">
            <text:p/>
          </draw:image>
        </draw:frame>
        <draw:frame draw:style-name="gr7" draw:text-style-name="P1" draw:layer="layout" svg:width="0.609cm" svg:height="0.301cm" svg:x="2.367cm" svg:y="0.3cm">
          <draw:image xlink:href="Pictures/20000001000001B4000000D8F55826B0.svm" xlink:type="simple" xlink:show="embed" xlink:actuate="onLoad">
            <text:p/>
          </draw:image>
        </draw:frame>
        <draw:frame draw:style-name="gr8" draw:text-style-name="P1" draw:layer="layout" svg:width="0.62cm" svg:height="0.301cm" svg:x="2.42cm" svg:y="5.255cm">
          <draw:image xlink:href="Pictures/20000001000001BC000000D824F3848B.svm" xlink:type="simple" xlink:show="embed" xlink:actuate="onLoad">
            <text:p/>
          </draw:image>
        </draw:frame>
        <draw:frame draw:style-name="gr9" draw:text-style-name="P1" draw:layer="layout" svg:width="0.585cm" svg:height="0.301cm" svg:x="4.05cm" svg:y="0.581cm">
          <draw:image xlink:href="Pictures/20000001000001A3000000D8A175A90F.svm" xlink:type="simple" xlink:show="embed" xlink:actuate="onLoad">
            <text:p/>
          </draw:image>
        </draw:frame>
        <draw:frame draw:style-name="gr10" draw:text-style-name="P1" draw:layer="layout" svg:width="0.596cm" svg:height="0.301cm" svg:x="4.05cm" svg:y="5.084cm">
          <draw:image xlink:href="Pictures/20000001000001AB000000D8889F446A.svm" xlink:type="simple" xlink:show="embed" xlink:actuate="onLoad">
            <text:p/>
          </draw:image>
        </draw:frame>
        <draw:frame draw:style-name="gr11" draw:text-style-name="P1" draw:layer="layout" svg:width="0.407cm" svg:height="0.301cm" svg:x="7.546cm" svg:y="2.863cm">
          <draw:image xlink:href="Pictures/2000000100000124000000D8A19DD694.svm" xlink:type="simple" xlink:show="embed" xlink:actuate="onLoad">
            <text:p/>
          </draw:image>
        </draw:frame>
        <draw:frame draw:style-name="gr12" draw:text-style-name="P1" draw:layer="layout" svg:width="0.633cm" svg:height="0.301cm" svg:x="2.1cm" svg:y="1.231cm">
          <draw:image xlink:href="Pictures/20000001000001C5000000D80EC1BA3D.svm" xlink:type="simple" xlink:show="embed" xlink:actuate="onLoad">
            <text:p/>
          </draw:image>
        </draw:frame>
        <draw:frame draw:style-name="gr13" draw:text-style-name="P1" draw:layer="layout" svg:width="0.644cm" svg:height="0.301cm" svg:x="2.057cm" svg:y="4.286cm">
          <draw:image xlink:href="Pictures/20000001000001CD000000D810446EBC.svm" xlink:type="simple" xlink:show="embed" xlink:actuate="onLoad">
            <text:p/>
          </draw:image>
        </draw:frame>
        <draw:frame draw:style-name="gr14" draw:text-style-name="P1" draw:layer="layout" svg:width="0.591cm" svg:height="0.461cm" svg:x="0.976cm" svg:y="2.871cm">
          <draw:image xlink:href="Pictures/20000001000001A70000014A07A615EF.svm" xlink:type="simple" xlink:show="embed" xlink:actuate="onLoad">
            <text:p/>
          </draw:image>
        </draw:frame>
        <draw:frame draw:style-name="gr15" draw:text-style-name="P1" draw:layer="layout" svg:width="0.532cm" svg:height="0.521cm" svg:x="3.449cm" svg:y="3.452cm">
          <draw:image xlink:href="Pictures/200000010000017D00000175BA3476CE.svm" xlink:type="simple" xlink:show="embed" xlink:actuate="onLoad">
            <text:p/>
          </draw:image>
        </draw:frame>
        <draw:frame draw:style-name="gr16" draw:text-style-name="P1" draw:layer="layout" svg:width="0.532cm" svg:height="0.42cm" svg:x="4.732cm" svg:y="2.128cm">
          <draw:image xlink:href="Pictures/200000010000017D0000012D51E40062.svm" xlink:type="simple" xlink:show="embed" xlink:actuate="onLoad">
            <text:p/>
          </draw:image>
        </draw:frame>
        <draw:frame draw:style-name="gr17" draw:text-style-name="P1" draw:layer="layout" svg:width="0.532cm" svg:height="0.526cm" svg:x="4.732cm" svg:y="3.49cm">
          <draw:image xlink:href="Pictures/200000010000017D00000179DDAA5BF1.svm" xlink:type="simple" xlink:show="embed" xlink:actuate="onLoad">
            <text:p/>
          </draw:image>
        </draw:frame>
        <draw:frame draw:style-name="gr18" draw:text-style-name="P1" draw:layer="layout" svg:width="0.538cm" svg:height="0.414cm" svg:x="6.001cm" svg:y="1.529cm">
          <draw:image xlink:href="Pictures/2000000100000181000001298455D920.svm" xlink:type="simple" xlink:show="embed" xlink:actuate="onLoad">
            <text:p/>
          </draw:image>
        </draw:frame>
        <draw:frame draw:style-name="gr19" draw:text-style-name="P1" draw:layer="layout" svg:width="0.538cm" svg:height="0.521cm" svg:x="5.752cm" svg:y="3.992cm">
          <draw:image xlink:href="Pictures/2000000100000181000001753FBC3E6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4-02T10:08:09</dc:date>
    <dc:creator>kkk </dc:creator>
    <meta:editing-duration>PT16M45S</meta:editing-duration>
    <meta:editing-cycles>3</meta:editing-cycles>
    <meta:generator>LibreOffice/3.3$Linux LibreOffice_project/330m19$Build-401</meta:generator>
    <meta:document-statistic meta:object-count="21"/>
  </office:meta>
</office:document-meta>
</file>